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75in" fo:margin-left="-0.0625in" fo:margin-top="0in" fo:margin-bottom="0in" table:align="left"/>
    </style:style>
    <style:style style:name="Table1.A" style:family="table-column">
      <style:table-column-properties style:column-width="3.4056in"/>
    </style:style>
    <style:style style:name="Table1.B" style:family="table-column">
      <style:table-column-properties style:column-width="3.3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9cb9c" fo:padding="0.0694in" fo:border="1pt solid #ff9900">
        <style:background-image/>
      </style:table-cell-properties>
    </style:style>
    <style:style style:name="Table1.A2" style:family="table-cell">
      <style:table-cell-properties fo:padding="0.0694in" fo:border="1pt solid #ff9900"/>
    </style:style>
    <style:style style:name="Table1.B2" style:family="table-cell">
      <style:table-cell-properties fo:padding="0.0694in" fo:border="1pt solid #ff9900"/>
    </style:style>
    <style:style style:name="Table1.A3" style:family="table-cell">
      <style:table-cell-properties fo:padding="0.0694in" fo:border="1pt solid #ff9900"/>
    </style:style>
    <style:style style:name="Table1.B3" style:family="table-cell">
      <style:table-cell-properties fo:padding="0.0694in" fo:border="1pt solid #ff9900"/>
    </style:style>
    <style:style style:name="Table1.4" style:family="table-row">
      <style:table-row-properties style:min-row-height="0.6771in" fo:keep-together="auto"/>
    </style:style>
    <style:style style:name="Table1.A4" style:family="table-cell">
      <style:table-cell-properties fo:padding="0.0694in" fo:border="1pt solid #ff9900"/>
    </style:style>
    <style:style style:name="Table1.B4" style:family="table-cell">
      <style:table-cell-properties fo:padding="0.0694in" fo:border="1pt solid #ff9900"/>
    </style:style>
    <style:style style:name="Table1.A5" style:family="table-cell">
      <style:table-cell-properties fo:padding="0.0694in" fo:border="1pt solid #ff9900"/>
    </style:style>
    <style:style style:name="Table1.B5" style:family="table-cell">
      <style:table-cell-properties fo:padding="0.0694in" fo:border="1pt solid #ff99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 fo:orphans="0" fo:widows="0"/>
    </style:style>
    <style:style style:name="P4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ista de restrições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">Restrição</text:span></text:p>
          </table:table-cell>
          <table:table-cell table:style-name="Table1.A1" office:value-type="string">
            <text:p text:style-name="P3"><text:span text:style-name="T2">Razão (lógica)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2">Acesso aos dados dos pacientes somente aos stakeholders que necessitam, de acordo com a LGPD</text:span></text:p>
          </table:table-cell>
          <table:table-cell table:style-name="Table1.B2" office:value-type="string">
            <text:p text:style-name="P3"><text:span text:style-name="T2">Porque o cliente precisa seguir as regras da LGPD (Lei 13.709, de 2018) 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2">Deixar apenas os sócios com acesso total a todas as funcionalidades do sistema</text:span></text:p>
          </table:table-cell>
          <table:table-cell table:style-name="Table1.B3" office:value-type="string">
            <text:p text:style-name="P3"><text:span text:style-name="T2">Impedir que pessoas de menor nível hierárquico vejam assuntos que só dizem respeito aos sócios</text:span></text:p>
          </table:table-cell>
        </table:table-row>
        <table:table-row table:style-name="Table1.4">
          <table:table-cell table:style-name="Table1.A4" office:value-type="string">
            <text:p text:style-name="P3"><text:span text:style-name="T2">O sistema deve ser compatível com S.O. Windows 07 a 10</text:span></text:p>
          </table:table-cell>
          <table:table-cell table:style-name="Table1.B4" office:value-type="string">
            <text:p text:style-name="P3"><text:span text:style-name="T2">São os sistemas operacionais utilizados pelos stakeholders</text:span></text:p>
          </table:table-cell>
        </table:table-row>
        <table:table-row table:style-name="Table1.1">
          <table:table-cell table:style-name="Table1.A5" office:value-type="string">
            <text:p text:style-name="P3"><text:span text:style-name="T2"><office:annotation office:name="__Annotation__12_429834393"><dc:creator>Igor Luan Teles de Souza</dc:creator><dc:date>2022-03-30T09:26:14</dc:date><text:p><text:span text:style-name="T3">adcionar: com livre uso comercial</text:span></text:p></office:annotation></text:span><text:span text:style-name="T2">O sistema deve ser desenvolvido com ferramentas e componentes gratuito</text:span><office:annotation-end office:name="__Annotation__12_429834393"/><text:span text:style-name="T2">s</text:span></text:p>
          </table:table-cell>
          <table:table-cell table:style-name="Table1.B5" office:value-type="string">
            <text:p text:style-name="P3"><text:span text:style-name="T2">O cliente não conta com budget para o sistema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1" meta:word-count="99" meta:character-count="606" meta:non-whitespace-character-count="517"/>
    <meta:generator>LibreOfficeDev/6.0.5.2$Linux_X86_64 LibreOffice_project/</meta:generator>
  </office:meta>
</office:document-meta>
</file>